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text-properties fo:language="es" fo:country="ES"/>
    </style:style>
    <style:style style:name="P2" style:family="paragraph" style:parent-style-name="Preformatted_20_Text">
      <style:paragraph-properties fo:text-align="center" style:justify-single-word="false"/>
      <style:text-properties style:font-name="DejaVu Sans Mono" fo:font-size="20pt" fo:language="es" fo:country="ES" fo:font-weight="bold" officeooo:rsid="00192d89" officeooo:paragraph-rsid="00192d89" style:font-size-asian="20pt" style:font-weight-asian="bold" style:font-size-complex="20pt" style:font-weight-complex="bold"/>
    </style:style>
    <style:style style:name="P3" style:family="paragraph" style:parent-style-name="Preformatted_20_Text">
      <style:paragraph-properties fo:text-align="center" style:justify-single-word="false"/>
      <style:text-properties style:font-name="DejaVu Sans Mono" fo:font-size="20pt" fo:language="es" fo:country="ES" fo:font-weight="bold" officeooo:rsid="00173e59" officeooo:paragraph-rsid="00192d89" style:font-size-asian="20pt" style:font-weight-asian="bold" style:font-size-complex="20pt" style:font-weight-complex="bold"/>
    </style:style>
    <style:style style:name="P4" style:family="paragraph" style:parent-style-name="Preformatted_20_Text">
      <style:text-properties style:font-name="DejaVu Sans Mono" fo:font-size="20pt" fo:language="es" fo:country="ES" officeooo:rsid="00192d89" officeooo:paragraph-rsid="00192d89" style:font-name-asian="DejaVu Sans Mono" style:font-size-asian="20pt" style:font-name-complex="DejaVu Sans Mono" style:font-size-complex="20pt"/>
    </style:style>
    <style:style style:name="P5" style:family="paragraph" style:parent-style-name="Preformatted_20_Text">
      <style:text-properties style:font-name="DejaVu Sans Mono" fo:font-size="17pt" fo:language="es" fo:country="ES" officeooo:rsid="00192d89" officeooo:paragraph-rsid="00192d89" style:font-name-asian="DejaVu Sans Mono" style:font-size-asian="17pt" style:font-name-complex="DejaVu Sans Mono" style:font-size-complex="17pt"/>
    </style:style>
    <style:style style:name="P6" style:family="paragraph" style:parent-style-name="Preformatted_20_Text">
      <style:paragraph-properties fo:text-align="start" style:justify-single-word="false"/>
      <style:text-properties style:font-name="DejaVu Sans Mono" fo:font-size="17pt" fo:language="es" fo:country="ES" officeooo:rsid="00192d89" officeooo:paragraph-rsid="00192d89" style:font-name-asian="DejaVu Sans Mono" style:font-size-asian="17pt" style:font-name-complex="DejaVu Sans Mono" style:font-size-complex="17pt"/>
    </style:style>
    <style:style style:name="P7" style:family="paragraph" style:parent-style-name="Preformatted_20_Text">
      <style:paragraph-properties fo:text-align="justify" style:justify-single-word="false"/>
      <style:text-properties style:font-name="DejaVu Sans Mono" fo:font-size="12pt" fo:language="es" fo:country="ES" officeooo:rsid="00173e59" officeooo:paragraph-rsid="00173e59" style:font-size-asian="12pt" style:font-size-complex="12pt"/>
    </style:style>
    <style:style style:name="P8" style:family="paragraph" style:parent-style-name="Preformatted_20_Text">
      <style:paragraph-properties fo:text-align="justify" style:justify-single-word="false"/>
      <style:text-properties style:font-name="DejaVu Sans Mono" fo:font-size="12pt" fo:language="es" fo:country="ES" officeooo:rsid="00173e59" officeooo:paragraph-rsid="00199a81" style:font-size-asian="12pt" style:font-size-complex="12pt"/>
    </style:style>
    <style:style style:name="P9" style:family="paragraph" style:parent-style-name="Preformatted_20_Text">
      <style:paragraph-properties fo:text-align="justify" style:justify-single-word="false"/>
      <style:text-properties style:font-name="DejaVu Sans Mono" fo:font-size="12pt" fo:language="es" fo:country="ES" style:text-underline-style="solid" style:text-underline-width="auto" style:text-underline-color="font-color" officeooo:rsid="00173e59" officeooo:paragraph-rsid="00173e59" style:font-size-asian="12pt" style:font-size-complex="12pt"/>
    </style:style>
    <style:style style:name="P10" style:family="paragraph" style:parent-style-name="Preformatted_20_Text">
      <style:paragraph-properties fo:text-align="justify" style:justify-single-word="false"/>
      <style:text-properties style:font-name="DejaVu Sans Mono" fo:font-size="12pt" fo:language="es" fo:country="ES" style:text-underline-style="none" officeooo:rsid="00173e59" officeooo:paragraph-rsid="00173e59" style:font-size-asian="12pt" style:font-size-complex="12pt"/>
    </style:style>
    <style:style style:name="P11" style:family="paragraph" style:parent-style-name="Preformatted_20_Text">
      <style:paragraph-properties fo:text-align="justify" style:justify-single-word="false"/>
      <style:text-properties style:font-name="DejaVu Sans Mono" fo:font-size="12pt" fo:language="es" fo:country="ES" fo:font-weight="bold" officeooo:rsid="00173e59" officeooo:paragraph-rsid="00199a81"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DejaVu Sans Mono" fo:font-size="12pt" fo:language="es" fo:country="ES" fo:font-weight="bold" officeooo:rsid="00173e59" officeooo:paragraph-rsid="00173e59" style:font-size-asian="12pt" style:font-weight-asian="bold" style:font-size-complex="12pt" style:font-weight-complex="bold"/>
    </style:style>
    <style:style style:name="P13" style:family="paragraph" style:parent-style-name="Preformatted_20_Text">
      <style:text-properties style:font-name="DejaVu Sans Mono" fo:language="es" fo:country="ES" officeooo:rsid="00192d89" officeooo:paragraph-rsid="00192d89" style:font-name-asian="DejaVu Sans Mono" style:font-name-complex="DejaVu Sans Mono"/>
    </style:style>
    <style:style style:name="P14" style:family="paragraph" style:parent-style-name="Preformatted_20_Text">
      <style:paragraph-properties fo:text-align="start" style:justify-single-word="false"/>
      <style:text-properties style:font-name="DejaVu Sans" fo:font-size="12pt" fo:language="es" fo:country="ES" officeooo:rsid="00173e59" officeooo:paragraph-rsid="00173e59" style:font-size-asian="12pt" style:font-size-complex="12pt"/>
    </style:style>
    <style:style style:name="P15" style:family="paragraph" style:parent-style-name="Preformatted_20_Text">
      <style:paragraph-properties fo:text-align="start" style:justify-single-word="false"/>
      <style:text-properties fo:language="es" fo:country="ES" officeooo:paragraph-rsid="00192d89"/>
    </style:style>
    <style:style style:name="P16" style:family="paragraph" style:parent-style-name="Preformatted_20_Text">
      <style:paragraph-properties fo:text-align="justify" style:justify-single-word="false" fo:break-before="page">
        <style:tab-stops>
          <style:tab-stop style:position="3.254cm"/>
        </style:tab-stops>
      </style:paragraph-properties>
      <style:text-properties style:font-name="DejaVu Sans Mono" fo:font-size="12pt" fo:language="es" fo:country="ES" officeooo:rsid="00173e59" officeooo:paragraph-rsid="00173e59" style:font-size-asian="12pt" style:font-size-complex="12pt"/>
    </style:style>
    <style:style style:name="T1" style:family="text">
      <style:text-properties officeooo:rsid="00192d89"/>
    </style:style>
    <style:style style:name="T2" style:family="text">
      <style:text-properties officeooo:rsid="00192d89" style:font-name-asian="DejaVu Sans Mono" style:font-name-complex="DejaVu Sans Mono"/>
    </style:style>
    <style:style style:name="T3" style:family="text">
      <style:text-properties style:text-underline-style="solid" style:text-underline-width="auto" style:text-underline-color="font-color" officeooo:rsid="00192d89" style:font-name-asian="DejaVu Sans Mono" style:font-name-complex="DejaVu Sans Mono"/>
    </style:style>
    <style:style style:name="T4" style:family="text">
      <style:text-properties style:text-underline-style="solid" style:text-underline-width="auto" style:text-underline-color="font-color" officeooo:rsid="001c9c28" style:font-name-asian="DejaVu Sans Mono" style:font-name-complex="DejaVu Sans Mono"/>
    </style:style>
    <style:style style:name="T5" style:family="text">
      <style:text-properties fo:font-weight="bold" style:font-weight-asian="bold" style:font-weight-complex="bold"/>
    </style:style>
    <style:style style:name="T6" style:family="text">
      <style:text-properties officeooo:rsid="00199a81"/>
    </style:style>
    <style:style style:name="T7" style:family="text">
      <style:text-properties style:font-name="DejaVu Sans Mono" fo:font-size="17pt" officeooo:rsid="00192d89" style:font-name-asian="DejaVu Sans Mono" style:font-size-asian="17pt" style:font-name-complex="DejaVu Sans Mono" style:font-size-complex="17pt"/>
    </style:style>
    <style:style style:name="T8" style:family="text">
      <style:text-properties fo:font-size="18pt" style:font-size-asian="18pt" style:font-size-complex="18pt"/>
    </style:style>
    <style:style style:name="T9" style:family="text">
      <style:text-properties style:text-underline-style="none" officeooo:rsid="00192d89" style:font-name-asian="DejaVu Sans Mono" style:font-name-complex="DejaVu Sans Mono"/>
    </style:style>
    <style:style style:name="T10" style:family="text">
      <style:text-properties style:text-underline-style="none" officeooo:rsid="001c9c28" style:font-name-asian="DejaVu Sans Mono" style:font-name-complex="DejaVu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3"><text:span text:style-name="T1">Trabajo Practico N</text:span><text:span text:style-name="T2">°4</text:span></text:p>
      <text:p text:style-name="P3"><text:span text:style-name="T2">“</text:span><text:span text:style-name="T3">Pizzeria </text:span><text:span text:style-name="T4">Gerli</text:span><text:span text:style-name="T2">”</text:span></text:p>
      <text:p text:style-name="P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5"/>
      <text:p text:style-name="P5"/>
      <text:p text:style-name="P5"/>
      <text:p text:style-name="P5"/>
      <text:p text:style-name="P6">Integrantes:</text:p>
      <text:p text:style-name="P15"><text:span text:style-name="T7"><text:tab/>Lauria Maria Dulce – Padrón: </text:span><text:span text:style-name="T8">94772</text:span></text:p>
      <text:p text:style-name="P6"><text:tab/>Acevedo Facundo M. - Padrón: 94311</text:p>
      <text:p text:style-name="P6"/>
      <text:p text:style-name="P6"/>
      <text:p text:style-name="P6"/>
      <text:p text:style-name="P6">Corrector:</text:p>
      <text:p text:style-name="P6"><text:tab/>Martín Buchwald</text:p>
      <text:p text:style-name="P6"/>
      <text:p text:style-name="P6"/>
      <text:p text:style-name="P6">Cátedra: </text:p>
      <text:p text:style-name="P6"><text:tab/>Wachenchauser</text:p>
      <text:p text:style-name="P16">Separamos el problema en módulos y planteamos el diseño de cada uno por separado,para luego armar la resolución final.</text:p>
      <text:p text:style-name="P7"/>
      <text:p text:style-name="P9">0) El tipo "pedido"</text:p>
      <text:p text:style-name="P10"/>
      <text:p text:style-name="P7">Creamos un struct "pedido_t" que contendrá 4 atributos: cantidad de pizzas, distancia y zona (del tipo enter) y una cadena "id" que contendrá el nombre del cliente.</text:p>
      <text:p text:style-name="P7">El máximo de la cadena es de 50 caracteres.</text:p>
      <text:p text:style-name="P7">Especificación: indicamos tanto la cantidad de pizzas como la zona con un dato de tipo int que irá del 1 al 5.</text:p>
      <text:p text:style-name="P7"/>
      <text:p text:style-name="P14">typedef struct pedido{</text:p>
      <text:p text:style-name="P14"><text:tab/>int cant_pizzas;</text:p>
      <text:p text:style-name="P14"><text:tab/>int zona;</text:p>
      <text:p text:style-name="P14"><text:tab/>int distancia;</text:p>
      <text:p text:style-name="P14"><text:tab/>char id;</text:p>
      <text:p text:style-name="P14">} pedido_t;</text:p>
      <text:p text:style-name="P14"/>
      <text:p text:style-name="P7"/>
      <text:p text:style-name="P9">1) Pedidos entrantes</text:p>
      <text:p text:style-name="P9"/>
      <text:p text:style-name="P11">Análisis:</text:p>
      <text:p text:style-name="P8">El programa debe llevar un registro de los pedidos recibidos, permitiendo agregar un nuevo pedido, modificar la cantidad de pizzas de un pedido y cancelar un pedido.</text:p>
      <text:p text:style-name="P7"/>
      <text:p text:style-name="P7"><text:span text:style-name="T5">DISEÑO:</text:span> </text:p>
      <text:p text:style-name="P7">Se tiene desde el arranque del programa, una única lista a la cual se agregan los nuevos pedidos, se modifican sus atributos y se cancelan. </text:p>
      <text:p text:style-name="P7">Proponemos implementar este conjunto de datos en una lista enlazada porque ni la cola ni la pila permiten acceder a elementos que se encuentran en el medio (ni principio ni fin). Como el orden en el que se agregan los elementos es de vital importancia, los métodos que usaremos para agregar y borrar simularán los de una cola: los nuevos entran por el final y los viejos salen por el principio.</text:p>
      <text:p text:style-name="P7"/>
      <text:p text:style-name="P7"><text:span text:style-name="T5">Especificación:</text:span> </text:p>
      <text:p text:style-name="P7">Para ingresar un pedido se llama a la función pedidos_entrantes_agregar(), que recibe un elemento del tipo pedido y la lista con los pedidos y<text:span text:style-name="T1">a </text:span>ingresados. La creación del pedido es a partir de los datos que ingresa el usuario.</text:p>
      <text:p text:style-name="P7">Para modificar o eliminar un pedido de esta lista, se accede a él por su atributo "id" a través de la función buscar_id(), que crea un iterador de la lista de pedidos registrados y haciendo uso de la función strcmp() busca el nombre del pedido coincidente. Devuelve un iterador en la posición del pedido buscado.</text:p>
      <text:p text:style-name="P7"><text:soft-page-break/>La función que cancela el pedido llama a lista_borrar() haciendo uso directo del iterador que devolvió buscar_id().</text:p>
      <text:p text:style-name="P7"><text:s/></text:p>
      <text:p text:style-name="P7"/>
      <text:p text:style-name="P7"/>
      <text:p text:style-name="P9">2) Preparación de pedidos</text:p>
      <text:p text:style-name="P9"/>
      <text:p text:style-name="P11">Análisis:</text:p>
      <text:p text:style-name="P8">El programa debe contar con una opción para preparar todos los pedidos, agrupándolos según la zona de envío (los pedidos se preparan en el orden que fueron registrados). Una vez que los pedidos son preparados no pueden ser modificados ni cancelados.</text:p>
      <text:p text:style-name="P7"/>
      <text:p text:style-name="P12">DISEÑO: </text:p>
      <text:p text:style-name="P7">Tenemos una lista "preparados" a la que se le agregan los pedidos entrantes existentes con el método de "insertar_ultimo()" para emular una cola.</text:p>
      <text:p text:style-name="P7">La lista se imprime separando los pedidos por zona con la función</text:p>
      <text:p text:style-name="P7">pedidos_lista_print() que se verá en el punto 5.</text:p>
      <text:p text:style-name="P7"/>
      <text:p text:style-name="P9">3) Despacho de pedidos: la moto</text:p>
      <text:p text:style-name="P9"/>
      <text:p text:style-name="P11">Análisis:</text:p>
      <text:p text:style-name="P8">El programa debe permitir enviar los pedidos a los clientes. Esto consiste en sacar algunos de los pedidos preparados por zona, utilizando una estrategia que permita optimizar los envíos. Los pedidos que no entren en la moto deberán postergarse para poder maximizar la cantidad de pedidos a enviar en cada viaje. El programa debe informar los pedidos enviados.</text:p>
      <text:p text:style-name="P7">Consigna opcional: Los pedidos se registran junto con la distancia desde la pizzer<text:span text:style-name="T1">i</text:span>a hasta el lugar de entrega. En este caso, los envíos deberían organizarse de manera que se muestren en orden según la distancia de entrega (primero el lugar mas cercano y ultimo el mas lejano).</text:p>
      <text:p text:style-name="P7"/>
      <text:p text:style-name="P11">DISEÑO:</text:p>
      <text:p text:style-name="P8"><text:span text:style-name="T6">S</text:span>e cuenta con 1 moto capaz de llevar 5 pizzas a la vez. La moto será una lista_enlazada "moto" en la cual se insertan las pizzas de los pedidos. </text:p>
      <text:p text:style-name="P7">El máximo de pizzas por pedido es 5. La moto podrá llevar únicamente <text:s/>pedidos enteros, es decir:</text:p>
      <text:p text:style-name="P7"/>
      <text:p text:style-name="P7"><text:s text:c="4"/>- 1 pedido de 5 pizzas ó</text:p>
      <text:p text:style-name="P7"><text:s text:c="4"/>- 2 pedidos de 1 y 4 pizzas c/1 ó</text:p>
      <text:p text:style-name="P7"><text:s text:c="20"/>2 y 3 pizzas c/1 ó</text:p>
      <text:p text:style-name="P7"><text:s text:c="4"/>- 3 pedidos de 1, 2 y 2 pizzas c/1 ó</text:p>
      <text:p text:style-name="P7"><text:s text:c="20"/>3, 1 y 1 pizzas c/1 ó</text:p>
      <text:p text:style-name="P7"><text:s text:c="4"/>- 4 pedidos de 1, 1, 1 y 2 pizzas c/1 ó</text:p>
      <text:p text:style-name="P7"><text:s text:c="4"/>- 5 pedidos de 1, 1, 1, 1 y 1 pizzas c/1</text:p>
      <text:p text:style-name="P7"><text:soft-page-break/><text:s text:c="4"/></text:p>
      <text:p text:style-name="P11">Observación:</text:p>
      <text:p text:style-name="P8"><text:span text:style-name="T6">P</text:span>ara que la moto se llene siempre de 5 pizzas, los pedido que queden "cortados" tienen que ser postergados. Por esto elegimos que la moto sea una lista y una cola: con un iterador, podremos ir evaluando cada uno de los pedidos preparados (empezando por el primero en espera) para cargar a la moto únicamente los adecuados. De esta forma podemos "saltear" pedidos de la lista que no son adecuados.</text:p>
      <text:p text:style-name="P7"/>
      <text:p text:style-name="P11">Especificación:</text:p>
      <text:p text:style-name="P8"><text:span text:style-name="T6">L</text:span>a función cargar_moto recibe la lista de pedidos preparados.</text:p>
      <text:p text:style-name="P7">Si ésta no está vacía, procede a cargar el primer pedido en la moto. De acuerdo a su zona, irá buscando entre el resto de la lista de preparados aquellos que cumplan con la suma de pizzas máxima (en este caso 5) y los cargará si es que los encuentra.</text:p>
      <text:p text:style-name="P7">Cada vez que la moto carga un pedido, éste se agrega a la lista de</text:p>
      <text:p text:style-name="P7">pedidos salientes que se analizará en el punto 4.</text:p>
      <text:p text:style-name="P7">Una vez que la moto haya llegado a cargar su capacidad máxima o, de no llegar, haya cargado todas los pedidos de la zona, se la pasa a la función moto_ordenar(). Esta función de ordenar los elementos de una lista enlazada de menor a mayor, en este caso de acuerdo a su atributo "distancia". Devuelve una lista enlazada. Automáticamente se imprime la lista ordenada de pedidos con los que la moto se cargó y luego se destruye.</text:p>
      <text:p text:style-name="P7"/>
      <text:p text:style-name="P9">4) Impresiones</text:p>
      <text:p text:style-name="P7">El programa debe permitir observar el estado de la pizzeria incluyendo los pedidos registrados hasta el momento, los pedidos preparados (por zona) y los últimos N pedidos enviados (desde el más reciente al más antiguo). </text:p>
      <text:p text:style-name="P7"/>
      <text:p text:style-name="P11">DISEÑO:</text:p>
      <text:p text:style-name="P8"><text:span text:style-name="T6">U</text:span>saremos dos tipos de impresión: uno que imprima los pedidos por zona (y en orden de ingresado), y otro, más compacto, que los imprima simplemente por orden de ingresado.</text:p>
      <text:p text:style-name="P7"/>
      <text:p text:style-name="P12">Especificación:</text:p>
      <text:p text:style-name="P7">La función pedidos_lista_print() imprime todos los pedidos de la lista de pedidos que se le pase por parámetro por orden de ingresados y separados</text:p>
      <text:p text:style-name="P7">por su atributo "zona". Crea cinco listas, una por zona, en las que inserta los pedidos de la lista de acuerdo a su zona. Luego mediante bucles de hile, imprime cada zona por separado.</text:p>
      <text:p text:style-name="P7">La función printeo_salientes() recibe, además de una lista, un entero "n" que representa la cantidad de pedidos que el usuario quiere leer, del más nuevo al más antiguo, de la lista de pedidos que ya han sido enviados por la moto. Para esta función es clave que la lista que guarde los pedidos enviados funcione como una <text:soft-page-break/>pila, es decir, que inserte en el tope y borre por el tope. Dado que los elementos del medio no son de interés, implementamos</text:p>
      <text:p text:style-name="P7">esta lista en una estructura del tipo pila_t*. </text:p>
      <text:p text:style-name="P7"/>
      <text:p text:style-name="P9">5) Menú</text:p>
      <text:p text:style-name="P7">El programa deberá contar con una menú de opciones para la funcionalidad mencionada.</text:p>
      <text:p text:style-name="P7"/>
      <text:p text:style-name="P12">DISEÑO:</text:p>
      <text:p text:style-name="P7">El programa se ejecuta únicamente con su nombre "./main.bin". Al iniciarse se imprime un menú de ocho opciones y el usuario podrá elegir entre ellas <text:span text:style-name="T1">i</text:span>ngresando el número entre 1 y 8 correspondiente. El número 0 saldrá del programa.</text:p>
      <text:p text:style-name="P7"/>
      <text:p text:style-name="P12">Especificación:</text:p>
      <text:p text:style-name="P7">Implementamos el menú en base a un switch() donde cada case es una de las 8 opciones princip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0-08T18:36:04</dc:date>
    <meta:generator>LibreOffice/3.6$Linux_x86 LibreOffice_project/360m1$Build-2</meta:generator>
    <meta:editing-duration>PT2M27S</meta:editing-duration>
    <meta:editing-cycles>4</meta:editing-cycles>
    <meta:document-statistic meta:table-count="0" meta:image-count="0" meta:object-count="0" meta:page-count="5" meta:paragraph-count="77" meta:word-count="1193" meta:character-count="6826" meta:non-whitespace-character-count="5626"/>
  </office:meta>
</office:document-meta>
</file>